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5-07-10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5-06-1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5-01-1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4-12-1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4-07-0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4-07-0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4-02-0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3-07-1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3-06-1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3-02-07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2-12-0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2-07-12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2-05-0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2-02-08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1-10-25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1-07-1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1-04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1-02-0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0-10-1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0-07-0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0-05-2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20-01-0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9-11-1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9-09-2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9-06-1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9-02-28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8-10-2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8-07-2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8-05-1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8-03-26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7-10-1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7-06-2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2-12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0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14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10-22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7-0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20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12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0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1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2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3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10-2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07-1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05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04-0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3-02-2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2-11-0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2-08-0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2-05-0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2-02-0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1-11-0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1-08-1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1-05-2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1-03-1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0-11-29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0-07-1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0-05-20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10-03-1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9-11-05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9-08-13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9-05-1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9-03-1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8-11-13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8-08-1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8-05-0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8-02-0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7-11-05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7-07-2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7-04-0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7-02-2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6-10-02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6-08-0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6-04-27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6-02-0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5-10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5-07-13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5-04-20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5-01-18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4-10-25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4-07-0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4-04-15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4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200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9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8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8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8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7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7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7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7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7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75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7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74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7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73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7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7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7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72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7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9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9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8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8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7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7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7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7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7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49092164102</text:p>
          </table:table-cell>
          <table:table-cell office:value-type="string" calcext:value-type="string">
            <text:p>Ev-691</text:p>
          </table:table-cell>
          <table:table-cell office:value-type="string" calcext:value-type="string">
            <text:p>196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30" meta:object-count="0"/>
    <meta:user-defined meta:name="AppVersion">3.0</meta:user-defined>
  </office:meta>
</office:document-meta>
</file>